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text-properties fo:font-size="20pt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penMP Test</text:p>
      <text:p text:style-name="Standard"/>
      <text:p text:style-name="Standard">1. Can you parallelise this loop? Explain why. If it is parallelisable show how you would parallelise it.(3 Marks)</text:p>
      <text:p text:style-name="Standard"/>
      <text:p text:style-name="Standard"/>
      <text:p text:style-name="Standard">for (int i = 0; i &lt; n, i++) </text:p>
      <text:p text:style-name="Standard">{</text:p>
      <text:p text:style-name="Standard"><text:tab/>a[i] = b[i] + c[i];</text:p>
      <text:p text:style-name="Standard"><text:tab/>b[i] = b[i+1] – c[i];</text:p>
      <text:p text:style-name="Standard"><text:tab/>c[i] = a[i] - b[i] ;</text:p>
      <text:p text:style-name="Standard">}</text:p>
      <text:p text:style-name="P1">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Standard"/>
      <text:p text:style-name="Standard">2. Can you parallelise this loop? Explain why. If it is parallelisable show how you would parallelise it. (3 Marks)</text:p>
      <text:p text:style-name="Standard"/>
      <text:p text:style-name="Standard"/>
      <text:p text:style-name="Standard">for (int j = 0; j &lt; n/2; j++)</text:p>
      <text:p text:style-name="Standard">{</text:p>
      <text:p text:style-name="Standard"><text:tab/>a[j] = b[j] + c[j];</text:p>
      <text:p text:style-name="Standard"><text:tab/>b[j] = b[j + n/2] – c[j];</text:p>
      <text:p text:style-name="Standard"><text:tab/>c[j] = a[j] – b[j];</text:p>
      <text:p text:style-name="Standard">}</text:p>
      <text:p text:style-name="P1">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Standard"/>
      <text:p text:style-name="Standard">3. How does problem size affect the speedup you get when you parallelise an algorithm? Explain why problem size has this effect. (5 Marks)</text:p>
      <text:p text:style-name="P1">___________________________________________________________________________________________________________________________________________________<text:soft-page-break/>__________________________________________________________________________________________________</text:p>
      <text:p text:style-name="P1"/>
      <text:p text:style-name="Standard">4. Will you always get a speedup by running a parallel algorithm with more threads? Explain your answer. (5 marks)</text:p>
      <text:p text:style-name="P1">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Standard"/>
      <text:p text:style-name="Standard">5. What is wrong with this code? Explain your answer and show how you would fix it. (4 marks)</text:p>
      <text:p text:style-name="Standard"/>
      <text:p text:style-name="Standard">#pragma parallel for</text:p>
      <text:p text:style-name="Standard">for (int j = 0; j &lt; n; j++)</text:p>
      <text:p text:style-name="Standard">{</text:p>
      <text:p text:style-name="Standard"><text:tab/>for (int k = 0; k &lt; m; k++)</text:p>
      <text:p text:style-name="Standard"><text:tab/>{</text:p>
      <text:p text:style-name="Standard"><text:tab/><text:tab/>a[j][k] = a[j+1][k] + a[j-1][k];</text:p>
      <text:p text:style-name="Standard"><text:tab/>}</text:p>
      <text:p text:style-name="Standard">}</text:p>
      <text:p text:style-name="P1">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">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Standard"/>
      <text:p text:style-name="Standard">TOTAL 20 Mark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2T11:47:12</meta:creation-date>
    <dc:date>2012-07-06T17:56:41</dc:date>
    <meta:editing-duration>PT14M57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2" meta:paragraph-count="33" meta:word-count="198" meta:character-count="2374" meta:non-whitespace-character-count="2197"/>
  </office:meta>
</office:document-meta>
</file>